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cm" draw:marker-end="Arrowheads_20_1" draw:marker-end-width="0.5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75cm" draw:marker-end="Arrowheads_20_2" draw:marker-end-width="0.52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75cm" draw:marker-end="" draw:marker-end-width="0.4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style:text-properties fo:font-size="2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8cm" svg:x2="3cm" svg:y2="1cm">
          <text:p/>
        </draw:line>
        <draw:line draw:style-name="gr2" draw:text-style-name="P1" draw:layer="layout" svg:x1="3cm" svg:y1="18cm" svg:x2="28.7cm" svg:y2="18cm">
          <text:p/>
        </draw:line>
        <draw:frame draw:style-name="gr3" draw:text-style-name="P2" xml:id="id1" draw:id="id1" draw:layer="layout" svg:width="4.25cm" svg:height="1.25cm" svg:x="4cm" svg:y="3cm">
          <draw:text-box>
            <text:p><text:span text:style-name="T1">Real-time</text:span></text:p>
          </draw:text-box>
        </draw:frame>
        <draw:frame draw:style-name="gr3" draw:text-style-name="P2" xml:id="id2" draw:id="id2" draw:layer="layout" svg:width="4.25cm" svg:height="1.25cm" svg:x="23cm" svg:y="14.75cm">
          <draw:text-box>
            <text:p><text:span text:style-name="T1">Historical</text:span></text:p>
          </draw:text-box>
        </draw:frame>
        <draw:connector draw:style-name="gr4" draw:text-style-name="P1" draw:layer="layout" draw:type="curve" svg:x1="6.125cm" svg:y1="4.25cm" svg:x2="23cm" svg:y2="15.375cm" draw:start-shape="id1" draw:start-glue-point="2" draw:end-shape="id2" draw:end-glue-point="3" svg:d="M6125 4250c0 7417 5625 11125 16875 11125" svg:viewBox="0 0 16876 11126">
          <text:p/>
        </draw:connector>
        <draw:frame draw:style-name="gr5" draw:text-style-name="P2" draw:layer="layout" svg:width="1cm" svg:height="1.195cm" svg:x="2cm" svg:y="18cm">
          <draw:text-box>
            <text:p text:style-name="P3"><text:span text:style-name="T1">0</text:span></text:p>
          </draw:text-box>
        </draw:frame>
        <draw:frame draw:style-name="gr6" draw:text-style-name="P2" draw:layer="layout" svg:width="12cm" svg:height="1.195cm" svg:x="9.75cm" svg:y="18.805cm">
          <draw:text-box>
            <text:p><text:span text:style-name="T1">Time since event occurrence</text:span></text:p>
          </draw:text-box>
        </draw:frame>
        <draw:frame draw:style-name="gr6" draw:text-style-name="P5" draw:layer="layout" svg:width="6.5cm" svg:height="1.195cm" draw:transform="rotate (1.5707963267949) translate (1cm 12.5cm)">
          <draw:text-box>
            <text:p text:style-name="P4"><text:span text:style-name="T1">Business valu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1:12:29.481421696</meta:creation-date>
    <dc:date>2023-07-05T08:42:28.494686616</dc:date>
    <meta:editing-duration>PT35M46S</meta:editing-duration>
    <meta:editing-cycles>7</meta:editing-cycles>
    <meta:generator>LibreOffice/7.5.2.2$Linux_X86_64 LibreOffice_project/50$Build-2</meta:generator>
    <meta:document-statistic meta:object-count="8"/>
  </office:meta>
</office:document-meta>
</file>